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FB6FBB6ABF6D08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8pt" officeooo:rsid="0000f036" officeooo:paragraph-rsid="0000f036" style:font-size-asian="8pt" style:font-size-complex="8pt"/>
    </style:style>
    <style:style style:name="P2" style:family="paragraph" style:parent-style-name="Text_20_body">
      <style:text-properties officeooo:paragraph-rsid="0000f036"/>
    </style:style>
    <style:style style:name="P3" style:family="paragraph" style:parent-style-name="Text_20_body" style:list-style-name="L2">
      <style:text-properties officeooo:rsid="0000f036" officeooo:paragraph-rsid="0000f036"/>
    </style:style>
    <style:style style:name="P4" style:family="paragraph" style:parent-style-name="Text_20_body" style:list-style-name="L3">
      <style:text-properties officeooo:rsid="0001a4bd" officeooo:paragraph-rsid="0001a4bd"/>
    </style:style>
    <style:style style:name="P5" style:family="paragraph" style:parent-style-name="Text_20_body" style:list-style-name="L4">
      <style:text-properties officeooo:rsid="0001a4bd" officeooo:paragraph-rsid="0001a4bd"/>
    </style:style>
    <style:style style:name="P6" style:family="paragraph" style:parent-style-name="Text_20_body" style:list-style-name="L4">
      <style:text-properties officeooo:rsid="0001c2a5" officeooo:paragraph-rsid="0001c2a5"/>
    </style:style>
    <style:style style:name="P7" style:family="paragraph" style:parent-style-name="Text_20_body" style:list-style-name="L5">
      <style:text-properties officeooo:rsid="0001c2a5" officeooo:paragraph-rsid="0001c2a5"/>
    </style:style>
    <style:style style:name="P8" style:family="paragraph" style:parent-style-name="Text_20_body">
      <style:text-properties officeooo:rsid="00022f37" officeooo:paragraph-rsid="00022f37"/>
    </style:style>
    <style:style style:name="P9" style:family="paragraph" style:parent-style-name="Text_20_body" style:list-style-name="L6">
      <style:text-properties officeooo:rsid="00022f37" officeooo:paragraph-rsid="00022f37"/>
    </style:style>
    <style:style style:name="P10" style:family="paragraph" style:parent-style-name="Text_20_body" style:list-style-name="L7">
      <style:text-properties officeooo:rsid="0006ce5a" officeooo:paragraph-rsid="0006ce5a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itle">
      <style:text-properties officeooo:paragraph-rsid="0000f036"/>
    </style:style>
    <style:style style:name="P14" style:family="paragraph" style:parent-style-name="Heading_20_1">
      <style:text-properties officeooo:rsid="0000f036" officeooo:paragraph-rsid="0001a4bd"/>
    </style:style>
    <style:style style:name="T1" style:family="text">
      <style:text-properties officeooo:rsid="0000f036"/>
    </style:style>
    <style:style style:name="T2" style:family="text">
      <style:text-properties officeooo:rsid="0001a4bd"/>
    </style:style>
    <style:style style:name="T3" style:family="text">
      <style:text-properties officeooo:rsid="00038090"/>
    </style:style>
    <style:style style:name="T4" style:family="text">
      <style:text-properties officeooo:rsid="0008166f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Starter</text:span></text:p>
      <text:p text:style-name="P2"/>
      <text:p text:style-name="P11"><draw:a xlink:type="simple" xlink:href="http://creativecommons.org/licenses/by/4.0/"><draw:frame draw:style-name="fr1" draw:name="Imatge1" text:anchor-type="as-char" svg:width="2.381cm" svg:height="0.873cm" draw:z-index="0"><draw:image xlink:href="Pictures/10000201000000580000001FFB6FBB6ABF6D0818.png" xlink:type="simple" xlink:show="embed" xlink:actuate="onLoad"/><svg:title>Llicència de Creative Commons</svg:title></draw:frame></draw:a><text:line-break/><text:a xlink:type="simple" xlink:href="http://creativecommons.org/licenses/by/4.0/" text:style-name="Internet_20_link" text:visited-style-name="Visited_20_Internet_20_Link"><text:span text:style-name="T5">Reconeixement 4.0 Internacional<text:line-break/>de Creative Commons</text:span></text:a></text:p>
      <text:p text:style-name="P12"/>
      <text:h text:style-name="P14" text:outline-level="1"><text:span text:style-name="T2">1. </text:span>Vocabulary</text:h>
      <text:h text:style-name="Heading_20_2" text:outline-level="2">Routines</text:h>
      <text:list xml:id="list3320157425842651048" text:style-name="L2">
        <text:list-item>
          <text:p text:style-name="P3"><text:span text:style-name="T4">c</text:span>ook<text:tab/><text:tab/> <text:tab/>cuinar</text:p>
        </text:list-item>
        <text:list-item>
          <text:p text:style-name="P3">do my homework<text:tab/>fer els meus deures</text:p>
        </text:list-item>
        <text:list-item>
          <text:p text:style-name="P3">finish<text:tab/><text:tab/><text:tab/>acabar</text:p>
        </text:list-item>
        <text:list-item>
          <text:p text:style-name="P3">get home<text:tab/><text:tab/>arribar a casa</text:p>
        </text:list-item>
        <text:list-item>
          <text:p text:style-name="P3">get up<text:tab/><text:tab/><text:tab/>alça't</text:p>
        </text:list-item>
        <text:list-item>
          <text:p text:style-name="P3">go shopping<text:tab/><text:tab/>anar de compres</text:p>
        </text:list-item>
        <text:list-item>
          <text:p text:style-name="P3">go to bed<text:tab/><text:tab/>vés al llit</text:p>
        </text:list-item>
        <text:list-item>
          <text:p text:style-name="P3">go to school<text:tab/><text:tab/>anar a l'escola</text:p>
        </text:list-item>
        <text:list-item>
          <text:p text:style-name="P3">go to work<text:tab/><text:tab/>anar a treballar</text:p>
        </text:list-item>
        <text:list-item>
          <text:p text:style-name="P3">have breakfast<text:tab/>esmorzar</text:p>
        </text:list-item>
        <text:list-item>
          <text:p text:style-name="P3">listen music<text:tab/><text:tab/>escolatar música</text:p>
        </text:list-item>
        <text:list-item>
          <text:p text:style-name="P3">relax<text:tab/><text:tab/><text:tab/>relax</text:p>
        </text:list-item>
        <text:list-item>
          <text:p text:style-name="P3">tidy your room<text:tab/>endreçar l'habitació</text:p>
        </text:list-item>
        <text:list-item>
          <text:p text:style-name="P3">wake me up<text:tab/><text:tab/>desperta'm</text:p>
        </text:list-item>
        <text:list-item>
          <text:p text:style-name="P3">watch videos<text:tab/><text:tab/>veure vídeos</text:p>
        </text:list-item>
      </text:list>
      <text:h text:style-name="Heading_20_2" text:outline-level="2">Time Expressions</text:h>
      <text:list xml:id="list4074984277653339917" text:style-name="L3">
        <text:list-item>
          <text:p text:style-name="P4">a week<text:tab/>una setmana</text:p>
        </text:list-item>
        <text:list-item>
          <text:p text:style-name="P4"><text:soft-page-break/>Mondays<text:tab/>els dilluns</text:p>
        </text:list-item>
        <text:list-item>
          <text:p text:style-name="P4">night<text:tab/><text:tab/>de nit</text:p>
        </text:list-item>
        <text:list-item>
          <text:p text:style-name="P4">the evening<text:tab/>per la nit</text:p>
        </text:list-item>
        <text:list-item>
          <text:p text:style-name="P4">Monday<text:tab/>dilluns</text:p>
        </text:list-item>
        <text:list-item>
          <text:p text:style-name="P4">Tuesday<text:tab/>dimarts</text:p>
        </text:list-item>
        <text:list-item>
          <text:p text:style-name="P4">Wednesday<text:tab/>dimecres</text:p>
        </text:list-item>
        <text:list-item>
          <text:p text:style-name="P4">Thursday<text:tab/>dijous</text:p>
        </text:list-item>
        <text:list-item>
          <text:p text:style-name="P4">Friday<text:tab/><text:tab/>divendres</text:p>
        </text:list-item>
        <text:list-item>
          <text:p text:style-name="P4">Saturday<text:tab/>dissabte</text:p>
        </text:list-item>
        <text:list-item>
          <text:p text:style-name="P4">Sunday<text:tab/>diumenge</text:p>
        </text:list-item>
      </text:list>
      <text:h text:style-name="Heading_20_2" text:outline-level="2">Interrogative particules</text:h>
      <text:list xml:id="list4043428787784582168" text:style-name="L4">
        <text:list-item>
          <text:p text:style-name="P5">What<text:tab/><text:tab/><text:tab/>què</text:p>
        </text:list-item>
        <text:list-item>
          <text:p text:style-name="P5">Where<text:tab/><text:tab/><text:tab/>on</text:p>
        </text:list-item>
        <text:list-item>
          <text:p text:style-name="P5">Who<text:tab/><text:tab/><text:tab/>qui</text:p>
        </text:list-item>
        <text:list-item>
          <text:p text:style-name="P5">Why<text:tab/><text:tab/><text:tab/>per què</text:p>
        </text:list-item>
        <text:list-item>
          <text:p text:style-name="P5">How<text:tab/><text:tab/><text:tab/>com</text:p>
        </text:list-item>
        <text:list-item>
          <text:p text:style-name="P5">How often<text:tab/><text:tab/>com de sovint</text:p>
        </text:list-item>
        <text:list-item>
          <text:p text:style-name="P5">What time do<text:tab/><text:tab/>a quina hora ho fas</text:p>
        </text:list-item>
        <text:list-item>
          <text:p text:style-name="P5">When does<text:tab/><text:tab/>quan ho fas</text:p>
        </text:list-item>
        <text:list-item>
          <text:p text:style-name="P6">How much<text:tab/><text:tab/>quant (incomptables)</text:p>
        </text:list-item>
        <text:list-item>
          <text:p text:style-name="P6">How many<text:tab/><text:tab/>quant (comptables)</text:p>
        </text:list-item>
      </text:list>
      <text:h text:style-name="Heading_20_2" text:outline-level="2">Key phrases</text:h>
      <text:list xml:id="list2092778664165256520" text:style-name="L5">
        <text:list-item>
          <text:p text:style-name="P7">When did you last..?<text:tab/><text:tab/><text:tab/><text:tab/> Quan vas a durar...?</text:p>
        </text:list-item>
        <text:list-item>
          <text:p text:style-name="P7">At what age did you first..?<text:tab/><text:tab/><text:tab/>A quina edat primer...?</text:p>
        </text:list-item>
        <text:list-item>
          <text:p text:style-name="P7">When was the last time that your..?<text:tab/>Quan va ser l'última vegada que el teu...?</text:p>
        </text:list-item>
        <text:list-item>
          <text:p text:style-name="P7">What was the last... that you...?<text:tab/><text:tab/>Quin va ser l'últim... que tu...?</text:p>
        </text:list-item>
        <text:list-item>
          <text:p text:style-name="P7">What did you.. last/on...?<text:tab/><text:tab/><text:tab/>Què va durar... en...?</text:p>
        </text:list-item>
      </text:list>
      <text:h text:style-name="Heading_20_2" text:outline-level="2"><text:soft-page-break/>Irregular verbs</text:h>
      <text:p text:style-name="P8">Infinitive - Past simple</text:p>
      <text:list xml:id="list6531912569059104415" text:style-name="L6">
        <text:list-item>
          <text:p text:style-name="P9">see <text:tab/><text:tab/><text:span text:style-name="T3">s</text:span>aw<text:tab/><text:tab/>(veure)</text:p>
        </text:list-item>
        <text:list-item>
          <text:p text:style-name="P9">eat <text:tab/><text:tab/>ate<text:tab/><text:tab/>(menjar)</text:p>
        </text:list-item>
        <text:list-item>
          <text:p text:style-name="P9">go<text:tab/><text:tab/>went<text:tab/><text:tab/>(anar)</text:p>
        </text:list-item>
        <text:list-item>
          <text:p text:style-name="P9">ride<text:tab/><text:tab/>ride<text:tab/><text:tab/>(muntar a caball o en bicicleta)</text:p>
        </text:list-item>
        <text:list-item>
          <text:p text:style-name="P9">teach<text:tab/> <text:tab/>taught<text:tab/><text:tab/>(ensenyar)</text:p>
        </text:list-item>
        <text:list-item>
          <text:p text:style-name="P9">is/are<text:tab/> <text:tab/>was/were<text:tab/>(ser o estar)</text:p>
        </text:list-item>
        <text:list-item>
          <text:p text:style-name="P9">hear <text:tab/><text:tab/>heard<text:tab/><text:tab/>(sentir)</text:p>
        </text:list-item>
        <text:list-item>
          <text:p text:style-name="P9">make<text:tab/><text:tab/>made<text:tab/><text:tab/>(construir)</text:p>
        </text:list-item>
        <text:list-item>
          <text:p text:style-name="P9">get<text:tab/><text:tab/>got<text:tab/><text:tab/>(aconseguir)</text:p>
        </text:list-item>
        <text:list-item>
          <text:p text:style-name="P9">have<text:tab/><text:tab/>had<text:tab/><text:tab/>(haver o tenir)</text:p>
        </text:list-item>
        <text:list-item>
          <text:p text:style-name="P9">do<text:tab/><text:tab/>did<text:tab/><text:tab/>(fer)</text:p>
        </text:list-item>
        <text:list-item>
          <text:p text:style-name="P9">speak<text:tab/><text:tab/>spoke<text:tab/><text:tab/>(parlar)</text:p>
        </text:list-item>
        <text:list-item>
          <text:p text:style-name="P9">leave<text:tab/><text:tab/>left<text:tab/><text:tab/>(deixar)</text:p>
        </text:list-item>
        <text:list-item>
          <text:p text:style-name="P9">give<text:tab/><text:tab/>gave<text:tab/><text:tab/>(donar)</text:p>
        </text:list-item>
        <text:list-item>
          <text:p text:style-name="P9">buy<text:tab/><text:tab/>bought<text:tab/>(comprar)</text:p>
        </text:list-item>
      </text:list>
      <text:h text:style-name="Heading_20_2" text:outline-level="2">Events</text:h>
      <text:list xml:id="list3207737232185067654" text:style-name="L7">
        <text:list-item>
          <text:p text:style-name="P10">Concert<text:tab/>concert</text:p>
        </text:list-item>
        <text:list-item>
          <text:p text:style-name="P10">exhibition<text:tab/>exhibició</text:p>
        </text:list-item>
        <text:list-item>
          <text:p text:style-name="P10">festival<text:tab/>festival</text:p>
        </text:list-item>
        <text:list-item>
          <text:p text:style-name="P10">funfair<text:tab/><text:tab/>fira d’atraccions</text:p>
        </text:list-item>
        <text:list-item>
          <text:p text:style-name="P10">parade<text:tab/>desfil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eeSans1" fo:font-family="FreeSans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47ff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06pt solid #33a3a3" fo:border-bottom="0.06pt solid #33a3a3" style:shadow="none"/>
      <style:text-properties fo:color="#33a3a3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style:font-name="Lato Heavy" fo:font-family="'Lato Heavy'" style:font-style-name="Heavy" style:font-pitch="variable" fo:font-size="130%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3cm" loext:contextual-spacing="false" fo:text-indent="0cm" style:auto-text-indent="false" style:page-number="auto"/>
      <style:text-properties fo:color="#ff3333" style:font-name="Lato Medium" fo:font-family="'Lato Medium'" style:font-style-name="Normal" style:font-pitch="variable" fo:font-size="115%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style:font-name="FreeSans1" fo:font-family="FreeSans" style:font-style-name="Normal" style:font-family-generic="swiss" style:font-pitch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8pt" officeooo:rsid="0000f036" officeooo:paragraph-rsid="0000f0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lish – 3ESO<text:tab/><text:tab/>https://llagosti.wordpress.com/</text:p>
      </style:header>
      <style:footer>
        <text:p text:style-name="Footer"><text:tab/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6:38:06.700335498</meta:creation-date>
    <dc:date>2017-10-21T07:29:03.003219092</dc:date>
    <meta:editing-duration>PT50M52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3" meta:paragraph-count="73" meta:word-count="338" meta:character-count="1829" meta:non-whitespace-character-count="1544"/>
  </office:meta>
</office:document-meta>
</file>